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CorrelatorSelector.getProcess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CorrelatorSelector.setInstance( HProcessInstance instan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CorrelatorSelector.setCorrelator( HCorrelator correla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CorrelatorSelector.getInsta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CorrelatorSelector.setIndex( int id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CorrelatorSelector.getGroup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CorrelatorSelector.setProcessType( String _process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CorrelatorSelector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CorrelatorSelector.getCorrelationKe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CorrelatorSelector.getCorrel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CorrelatorSelector.setGroupId( String group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CorrelatorSelector.getInde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CorrelatorSelector.setCorrelationKey( String correlation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